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root@seokholee-virtual-machine:~/바탕화면# wget https://dl.google.com/linux/direct/google-chrome-stable_current_amd64.debdl.google.com (dl.google.com)</text:p>
      <text:p text:style-name="Standard">bash: syntax error near unexpected token `('</text:p>
      <text:p text:style-name="Standard">root@seokholee-virtual-machine:~/바탕화면# </text:p>
      <text:p text:style-name="Standard">root@seokholee-virtual-machine:~/바탕화면# wget https://dl.google.com/linux/direct/google-chrome-stable_current_amd64.debdl.google.com</text:p>
      <text:p text:style-name="Standard">--2023-05-16 10:29:05-- <text:s/>https://dl.google.com/linux/direct/google-chrome-stable_current_amd64.debdl.google.com</text:p>
      <text:p text:style-name="Standard">Resolving dl.google.com (dl.google.com)... 172.217.31.14, 2404:6800:4005:81c::200e</text:p>
      <text:p text:style-name="Standard">Connecting to dl.google.com (dl.google.com)|172.217.31.14|:443... connected.</text:p>
      <text:p text:style-name="Standard">HTTP request sent, awaiting response... 404 Not Found</text:p>
      <text:p text:style-name="Standard">2023-05-16 10:29:05 ERROR 404: Not Found.</text:p>
      <text:p text:style-name="Standard"/>
      <text:p text:style-name="Standard">root@seokholee-virtual-machine:~/바탕화면# wget https://dl.google.com/linux/direct/google-chrome-stable_current_amd64.deb</text:p>
      <text:p text:style-name="Standard">--2023-05-16 10:29:44-- <text:s/>https://dl.google.com/linux/direct/google-chrome-stable_current_amd64.deb</text:p>
      <text:p text:style-name="Standard">Resolving dl.google.com (dl.google.com)... 142.251.130.14, 2404:6800:4005:805::200e</text:p>
      <text:p text:style-name="Standard">Connecting to dl.google.com (dl.google.com)|142.251.130.14|:443... connected.</text:p>
      <text:p text:style-name="Standard">HTTP request sent, awaiting response... 200 OK</text:p>
      <text:p text:style-name="Standard">Length: 94953468 (91M) [application/x-debian-package]</text:p>
      <text:p text:style-name="Standard">Saving to: ‘google-chrome-stable_current_amd64.deb’</text:p>
      <text:p text:style-name="Standard"/>
      <text:p text:style-name="Standard">google-chrome-stabl 100%[===================&gt;] <text:s/>90.55M <text:s/>29.3MB/s <text:s text:c="3"/>in 3.1s <text:s text:c="3"/></text:p>
      <text:p text:style-name="Standard"/>
      <text:p text:style-name="Standard">2023-05-16 10:29:47 (29.3 MB/s) - ‘google-chrome-stable_current_amd64.deb’ saved [94953468/94953468]</text:p>
      <text:p text:style-name="Standard"/>
      <text:p text:style-name="Standard">root@seokholee-virtual-machine:~/바탕화면# cd 다운로드</text:p>
      <text:p text:style-name="Standard">bash: cd: 다운로드: No such file or directory</text:p>
      <text:p text:style-name="Standard">root@seokholee-virtual-machine:~/바탕화면# cd Downloads</text:p>
      <text:p text:style-name="Standard">bash: cd: Downloads: No such file or directory</text:p>
      <text:p text:style-name="Standard">root@seokholee-virtual-machine:~/바탕화면# ls</text:p>
      <text:p text:style-name="Standard">'New Folder' <text:s text:c="4"/>google-chrome-stable_current_amd64.deb <text:s text:c="2"/>seokho</text:p>
      <text:p text:style-name="Standard">'New Folder 1' <text:s text:c="2"/>mydata.txt</text:p>
      <text:p text:style-name="Standard">root@seokholee-virtual-machine:~/바탕화면# cd</text:p>
      <text:p text:style-name="Standard">root@seokholee-virtual-machine:~# ls</text:p>
      <text:p text:style-name="Standard">linkdir <text:s text:c="6"/>poly1.xz <text:s/>test <text:s text:c="9"/>test2 <text:s/>다운로드 <text:s/>비디오 <text:s/>템플릿</text:p>
      <text:p text:style-name="Standard">originalfile <text:s/>snap <text:s text:c="5"/>test1.txt <text:s text:c="4"/>test3 <text:s/>문서 <text:s text:c="5"/>사진</text:p>
      <text:p text:style-name="Standard">poly.tar <text:s text:c="5"/>tes1.txt <text:s/>test1.txt.xz <text:s/>공개 <text:s text:c="2"/>바탕화면 <text:s/>음악</text:p>
      <text:p text:style-name="Standard">root@seokholee-virtual-machine:~# cd 다운로드</text:p>
      <text:p text:style-name="Standard">root@seokholee-virtual-machine:~/다운로드# wget https://dl.google.com/linux/direct/google-chrome-stable_current_amd64.deb</text:p>
      <text:p text:style-name="Standard">--2023-05-16 10:31:06-- <text:s/>https://dl.google.com/linux/direct/google-chrome-stable_current_amd64.deb</text:p>
      <text:p text:style-name="Standard">Resolving dl.google.com (dl.google.com)... 172.217.24.238, 2404:6800:4005:810::200e</text:p>
      <text:p text:style-name="Standard">Connecting to dl.google.com (dl.google.com)|172.217.24.238|:443... connected.</text:p>
      <text:p text:style-name="Standard">HTTP request sent, awaiting response... 200 OK</text:p>
      <text:p text:style-name="Standard">Length: 94953468 (91M) [application/x-debian-package]</text:p>
      <text:p text:style-name="Standard">Saving to: ‘google-chrome-stable_current_amd64.deb’</text:p>
      <text:p text:style-name="Standard"><text:soft-page-break/></text:p>
      <text:p text:style-name="Standard">google-chrome-stabl 100%[===================&gt;] <text:s/>90.55M <text:s/>39.2MB/s <text:s text:c="3"/>in 2.3s <text:s text:c="3"/></text:p>
      <text:p text:style-name="Standard"/>
      <text:p text:style-name="Standard">2023-05-16 10:31:09 (39.2 MB/s) - ‘google-chrome-stable_current_amd64.deb’ saved [94953468/94953468]</text:p>
      <text:p text:style-name="Standard"/>
      <text:p text:style-name="Standard">root@seokholee-virtual-machine:~/다운로드# ㅣㄴ</text:p>
      <text:p text:style-name="Standard">ㅣㄴ: command not found</text:p>
      <text:p text:style-name="Standard">root@seokholee-virtual-machine:~/다운로드# ls</text:p>
      <text:p text:style-name="Standard">google-chrome-stable_current_amd64.deb</text:p>
      <text:p text:style-name="Standard">root@seokholee-virtual-machine:~/다운로드# dpkg</text:p>
      <text:p text:style-name="Standard">dpkg: 오류: 명령 옵션이 필요합니다</text:p>
      <text:p text:style-name="Standard"/>
      <text:p text:style-name="Standard">Type dpkg --help for help about installing and deinstalling packages [*];</text:p>
      <text:p text:style-name="Standard">Use 'apt' or 'aptitude' for user-friendly package management;</text:p>
      <text:p text:style-name="Standard">Type dpkg -Dhelp for a list of dpkg debug flag values;</text:p>
      <text:p text:style-name="Standard">Type dpkg --force-help for a list of forcing options;</text:p>
      <text:p text:style-name="Standard">Type dpkg-deb --help for help about manipulating *.deb files;</text:p>
      <text:p text:style-name="Standard"/>
      <text:p text:style-name="Standard">Options marked [*] produce a lot of output - pipe it through 'less' or 'more' !</text:p>
      <text:p text:style-name="Standard">root@seokholee-virtual-machine:~/다운로드# dpkg -i</text:p>
      <text:p text:style-name="Standard">dpkg: 오류: --install 옵션은 적어도 하나의 패키지 아카이브 파일 인수가 필요합니다.</text:p>
      <text:p text:style-name="Standard"/>
      <text:p text:style-name="Standard">Type dpkg --help for help about installing and deinstalling packages [*];</text:p>
      <text:p text:style-name="Standard">Use 'apt' or 'aptitude' for user-friendly package management;</text:p>
      <text:p text:style-name="Standard">Type dpkg -Dhelp for a list of dpkg debug flag values;</text:p>
      <text:p text:style-name="Standard">Type dpkg --force-help for a list of forcing options;</text:p>
      <text:p text:style-name="Standard">Type dpkg-deb --help for help about manipulating *.deb files;</text:p>
      <text:p text:style-name="Standard"/>
      <text:p text:style-name="Standard">Options marked [*] produce a lot of output - pipe it through 'less' or 'more' !</text:p>
      <text:p text:style-name="Standard">root@seokholee-virtual-machine:~/다운로드# dpkg -i google-chrome-stable_current_amd64.deb </text:p>
      <text:p text:style-name="Standard">Selecting previously unselected package google-chrome-stable.</text:p>
      <text:p text:style-name="Standard">(데이터베이스 읽는중 ...현재 161422개의 파일과 디렉터리가 설치되어 있습니다.)</text:p>
      <text:p text:style-name="Standard">Preparing to unpack google-chrome-stable_current_amd64.deb ...</text:p>
      <text:p text:style-name="Standard">Unpacking google-chrome-stable (113.0.5672.92-1) ...</text:p>
      <text:p text:style-name="Standard">google-chrome-stable (113.0.5672.92-1) 설정하는 중입니다 ...</text:p>
      <text:p text:style-name="Standard">update-alternatives: using /usr/bin/google-chrome-stable to provide /usr/bin/x-www-browser (x-www-browser) in auto mode</text:p>
      <text:p text:style-name="Standard">update-alternatives: using /usr/bin/google-chrome-stable to provide /usr/bin/gnome-www-browser (gnome-www-browser) in auto mode</text:p>
      <text:p text:style-name="Standard">update-alternatives: using /usr/bin/google-chrome-stable to provide /usr/bin/google-chrome (google-chrome) in auto mode</text:p>
      <text:p text:style-name="Standard">Processing triggers for mailcap (3.70+nmu1ubuntu1) ...</text:p>
      <text:p text:style-name="Standard">Processing triggers for gnome-menus (3.36.0-1ubuntu3) ...</text:p>
      <text:p text:style-name="Standard">Processing triggers for desktop-file-utils (0.26-1ubuntu3) ...</text:p>
      <text:p text:style-name="Standard">Processing triggers for man-db (2.10.2-1) ...</text:p>
      <text:p text:style-name="Standard">root@seokholee-virtual-machine:~/다운로드# apt install</text:p>
      <text:p text:style-name="Standard">패키지 목록을 읽는 중입니다... 완료</text:p>
      <text:p text:style-name="Standard">의존성 트리를 만드는 중입니다... 완료</text:p>
      <text:p text:style-name="Standard">상태 정보를 읽는 중입니다... 완료 <text:s text:c="7"/></text:p>
      <text:p text:style-name="Standard">0개 업그레이드, 0개 새로 설치, 0개 제거 및 0개 업그레이드 안 함.</text:p>
      <text:p text:style-name="Standard"><text:soft-page-break/>root@seokholee-virtual-machine:~/다운로드# apt install ./google-chrome-stable_current_amd64.deb </text:p>
      <text:p text:style-name="Standard">패키지 목록을 읽는 중입니다... 완료</text:p>
      <text:p text:style-name="Standard">의존성 트리를 만드는 중입니다... 완료</text:p>
      <text:p text:style-name="Standard">상태 정보를 읽는 중입니다... 완료 <text:s text:c="7"/></text:p>
      <text:p text:style-name="Standard">주의, './google-chrome-stable_current_amd64.deb' 대신에 'google-chrome-stable' 패키지를 선택합니다</text:p>
      <text:p text:style-name="Standard">google-chrome-stable is already the newest version (113.0.5672.92-1).</text:p>
      <text:p text:style-name="Standard">0개 업그레이드, 0개 새로 설치, 0개 제거 및 0개 업그레이드 안 함.</text:p>
      <text:p text:style-name="Standard">root@seokholee-virtual-machine:~/다운로드# google-chrome</text:p>
      <text:p text:style-name="Standard">[2226:2226:0516/104020.756326:ERROR:zygote_host_impl_linux.cc(100)] Running as root without --no-sandbox is not supported. See https://crbug.com/638180.</text:p>
      <text:p text:style-name="Standard">root@seokholee-virtual-machine:~/다운로드# nano google-chrome-stable</text:p>
      <text:p text:style-name="Standard">root@seokholee-virtual-machine:~/다운로드# nano /usr/bin/google-chrome-stable</text:p>
      <text:p text:style-name="Standard">root@seokholee-virtual-machine:~/다운로드# google-chrome</text:p>
      <text:p text:style-name="Standard">[2250:2250:0516/104534.310201:ERROR:network_service_instance_impl.cc(541)] Network service crashed, restarting service.</text:p>
      <text:p text:style-name="Standard"/>
      <text:p text:style-name="Standard">(google-chrome:2250): IBUS-WARNING **: 10:46:01.425: google-chrome has no capability of surrounding-text feature</text:p>
      <text:p text:style-name="Standard"/>
      <text:p text:style-name="Standard">(google-chrome:2250): IBUS-WARNING **: 10:46:01.429: google-chrome has no capability of surrounding-text feature</text:p>
      <text:p text:style-name="Standard"/>
      <text:p text:style-name="Standard">(google-chrome:2250): IBUS-WARNING **: 10:46:01.512: google-chrome has no capability of surrounding-text feature</text:p>
      <text:p text:style-name="Standard"/>
      <text:p text:style-name="Standard">(google-chrome:2250): IBUS-WARNING **: 10:46:01.653: google-chrome has no capability of surrounding-text feature</text:p>
      <text:p text:style-name="Standard"/>
      <text:p text:style-name="Standard">(google-chrome:2250): IBUS-WARNING **: 10:46:01.655: google-chrome has no capability of surrounding-text feature</text:p>
      <text:p text:style-name="Standard"/>
      <text:p text:style-name="Standard">(google-chrome:2250): IBUS-WARNING **: 10:46:01.741: google-chrome has no capability of surrounding-text feature</text:p>
      <text:p text:style-name="Standard"/>
      <text:p text:style-name="Standard">(google-chrome:2250): IBUS-WARNING **: 10:46:02.686: google-chrome has no capability of surrounding-text feature</text:p>
      <text:p text:style-name="Standard"/>
      <text:p text:style-name="Standard">(google-chrome:2250): IBUS-WARNING **: 10:46:02.707: google-chrome has no capability of surrounding-text feature</text:p>
      <text:p text:style-name="Standard"/>
      <text:p text:style-name="Standard">(google-chrome:2250): IBUS-WARNING **: 10:46:02.798: google-chrome has no capability of surrounding-text feature</text:p>
      <text:p text:style-name="Standard"/>
      <text:p text:style-name="Standard">(google-chrome:2250): IBUS-WARNING **: 10:46:02.862: google-chrome has no capability of surrounding-text feature</text:p>
      <text:p text:style-name="Standard"/>
      <text:p text:style-name="Standard">(google-chrome:2250): IBUS-WARNING **: 10:46:02.868: google-chrome has no capability of surrounding-text feature</text:p>
      <text:p text:style-name="Standard"/>
      <text:p text:style-name="Standard"><text:soft-page-break/>(google-chrome:2250): IBUS-WARNING **: 10:46:02.950: google-chrome has no capability of surrounding-text feature</text:p>
      <text:p text:style-name="Standard"/>
      <text:p text:style-name="Standard">(google-chrome:2250): IBUS-WARNING **: 10:46:03.006: google-chrome has no capability of surrounding-text feature</text:p>
      <text:p text:style-name="Standard"/>
      <text:p text:style-name="Standard">(google-chrome:2250): IBUS-WARNING **: 10:46:03.013: google-chrome has no capability of surrounding-text feature</text:p>
      <text:p text:style-name="Standard"/>
      <text:p text:style-name="Standard">(google-chrome:2250): IBUS-WARNING **: 10:46:03.078: google-chrome has no capability of surrounding-text feature</text:p>
      <text:p text:style-name="Standard"/>
      <text:p text:style-name="Standard">(google-chrome:2250): IBUS-WARNING **: 10:46:03.174: google-chrome has no capability of surrounding-text feature</text:p>
      <text:p text:style-name="Standard"/>
      <text:p text:style-name="Standard">(google-chrome:2250): IBUS-WARNING **: 10:46:03.176: google-chrome has no capability of surrounding-text feature</text:p>
      <text:p text:style-name="Standard"/>
      <text:p text:style-name="Standard">(google-chrome:2250): IBUS-WARNING **: 10:46:03.255: google-chrome has no capability of surrounding-text feature</text:p>
      <text:p text:style-name="Standard"/>
      <text:p text:style-name="Standard">(google-chrome:2250): IBUS-WARNING **: 10:46:03.256: google-chrome has no capability of surrounding-text feature</text:p>
      <text:p text:style-name="Standard"/>
      <text:p text:style-name="Standard">(google-chrome:2250): IBUS-WARNING **: 10:46:03.260: google-chrome has no capability of surrounding-text feature</text:p>
      <text:p text:style-name="Standard"/>
      <text:p text:style-name="Standard">(google-chrome:2250): IBUS-WARNING **: 10:46:03.334: google-chrome has no capability of surrounding-text feature</text:p>
      <text:p text:style-name="Standard"/>
      <text:p text:style-name="Standard">(google-chrome:2250): IBUS-WARNING **: 10:46:03.417: google-chrome has no capability of surrounding-text feature</text:p>
      <text:p text:style-name="Standard"/>
      <text:p text:style-name="Standard">(google-chrome:2250): IBUS-WARNING **: 10:46:03.421: google-chrome has no capability of surrounding-text feature</text:p>
      <text:p text:style-name="Standard"/>
      <text:p text:style-name="Standard">(google-chrome:2250): IBUS-WARNING **: 10:46:03.510: google-chrome has no capability of surrounding-text feature</text:p>
      <text:p text:style-name="Standard"/>
      <text:p text:style-name="Standard">(google-chrome:2250): IBUS-WARNING **: 10:46:03.614: google-chrome has no capability of surrounding-text feature</text:p>
      <text:p text:style-name="Standard"/>
      <text:p text:style-name="Standard">(google-chrome:2250): IBUS-WARNING **: 10:46:03.617: google-chrome has no capability of surrounding-text feature</text:p>
      <text:p text:style-name="Standard"/>
      <text:p text:style-name="Standard">(google-chrome:2250): IBUS-WARNING **: 10:46:03.694: google-chrome has no capability of surrounding-text feature</text:p>
      <text:p text:style-name="Standard"/>
      <text:p text:style-name="Standard">(google-chrome:2250): IBUS-WARNING **: 10:46:04.286: google-chrome has no capability of surrounding-text feature</text:p>
      <text:p text:style-name="Standard"/>
      <text:p text:style-name="Standard"><text:soft-page-break/>(google-chrome:2250): IBUS-WARNING **: 10:46:04.289: google-chrome has no capability of surrounding-text feature</text:p>
      <text:p text:style-name="Standard"/>
      <text:p text:style-name="Standard">(google-chrome:2250): IBUS-WARNING **: 10:46:04.365: google-chrome has no capability of surrounding-text feature</text:p>
      <text:p text:style-name="Standard"/>
      <text:p text:style-name="Standard">(google-chrome:2250): IBUS-WARNING **: 10:46:04.510: google-chrome has no capability of surrounding-text feature</text:p>
      <text:p text:style-name="Standard"/>
      <text:p text:style-name="Standard">(google-chrome:2250): IBUS-WARNING **: 10:46:04.512: google-chrome has no capability of surrounding-text feature</text:p>
      <text:p text:style-name="Standard"/>
      <text:p text:style-name="Standard">(google-chrome:2250): IBUS-WARNING **: 10:46:04.646: google-chrome has no capability of surrounding-text feature</text:p>
      <text:p text:style-name="Standard"/>
      <text:p text:style-name="Standard">(google-chrome:2250): IBUS-WARNING **: 10:46:04.718: google-chrome has no capability of surrounding-text feature</text:p>
      <text:p text:style-name="Standard"/>
      <text:p text:style-name="Standard">(google-chrome:2250): IBUS-WARNING **: 10:46:04.721: google-chrome has no capability of surrounding-text feature</text:p>
      <text:p text:style-name="Standard"/>
      <text:p text:style-name="Standard">(google-chrome:2250): IBUS-WARNING **: 10:46:04.806: google-chrome has no capability of surrounding-text feature</text:p>
      <text:p text:style-name="Standard"/>
      <text:p text:style-name="Standard">(google-chrome:2250): IBUS-WARNING **: 10:46:04.807: google-chrome has no capability of surrounding-text feature</text:p>
      <text:p text:style-name="Standard"/>
      <text:p text:style-name="Standard">(google-chrome:2250): IBUS-WARNING **: 10:46:04.810: google-chrome has no capability of surrounding-text feature</text:p>
      <text:p text:style-name="Standard"/>
      <text:p text:style-name="Standard">(google-chrome:2250): IBUS-WARNING **: 10:46:04.902: google-chrome has no capability of surrounding-text feature</text:p>
      <text:p text:style-name="Standard"/>
      <text:p text:style-name="Standard">(google-chrome:2250): IBUS-WARNING **: 10:46:04.998: google-chrome has no capability of surrounding-text feature</text:p>
      <text:p text:style-name="Standard"/>
      <text:p text:style-name="Standard">(google-chrome:2250): IBUS-WARNING **: 10:46:05.001: google-chrome has no capability of surrounding-text feature</text:p>
      <text:p text:style-name="Standard"/>
      <text:p text:style-name="Standard">(google-chrome:2250): IBUS-WARNING **: 10:46:05.078: google-chrome has no capability of surrounding-text feature</text:p>
      <text:p text:style-name="Standard"/>
      <text:p text:style-name="Standard">(google-chrome:2250): IBUS-WARNING **: 10:46:05.213: google-chrome has no capability of surrounding-text feature</text:p>
      <text:p text:style-name="Standard"/>
      <text:p text:style-name="Standard">(google-chrome:2250): IBUS-WARNING **: 10:46:05.228: google-chrome has no capability of surrounding-text feature</text:p>
      <text:p text:style-name="Standard"/>
      <text:p text:style-name="Standard">(google-chrome:2250): IBUS-WARNING **: 10:46:06.340: google-chrome has no capability of surrounding-text feature</text:p>
      <text:p text:style-name="Standard"/>
      <text:p text:style-name="Standard"><text:soft-page-break/>(google-chrome:2250): IBUS-WARNING **: 10:46:07.129: google-chrome has no capability of surrounding-text feature</text:p>
      <text:p text:style-name="Standard"/>
      <text:p text:style-name="Standard">(google-chrome:2250): IBUS-WARNING **: 10:46:07.131: google-chrome has no capability of surrounding-text feature</text:p>
      <text:p text:style-name="Standard"/>
      <text:p text:style-name="Standard">(google-chrome:2250): IBUS-WARNING **: 10:46:07.246: google-chrome has no capability of surrounding-text feature</text:p>
      <text:p text:style-name="Standard"/>
      <text:p text:style-name="Standard">(google-chrome:2250): IBUS-WARNING **: 10:46:07.790: google-chrome has no capability of surrounding-text feature</text:p>
      <text:p text:style-name="Standard"/>
      <text:p text:style-name="Standard">(google-chrome:2250): IBUS-WARNING **: 10:46:07.792: google-chrome has no capability of surrounding-text feature</text:p>
      <text:p text:style-name="Standard"/>
      <text:p text:style-name="Standard">(google-chrome:2250): IBUS-WARNING **: 10:46:07.894: google-chrome has no capability of surrounding-text feature</text:p>
      <text:p text:style-name="Standard"/>
      <text:p text:style-name="Standard">(google-chrome:2250): IBUS-WARNING **: 10:46:08.134: google-chrome has no capability of surrounding-text feature</text:p>
      <text:p text:style-name="Standard"/>
      <text:p text:style-name="Standard">(google-chrome:2250): IBUS-WARNING **: 10:46:08.136: google-chrome has no capability of surrounding-text feature</text:p>
      <text:p text:style-name="Standard"/>
      <text:p text:style-name="Standard">(google-chrome:2250): IBUS-WARNING **: 10:46:08.255: google-chrome has no capability of surrounding-text feature</text:p>
      <text:p text:style-name="Standard"/>
      <text:p text:style-name="Standard">(google-chrome:2250): IBUS-WARNING **: 10:46:08.256: google-chrome has no capability of surrounding-text feature</text:p>
      <text:p text:style-name="Standard"/>
      <text:p text:style-name="Standard">(google-chrome:2250): IBUS-WARNING **: 10:46:08.262: google-chrome has no capability of surrounding-text feature</text:p>
      <text:p text:style-name="Standard"/>
      <text:p text:style-name="Standard">(google-chrome:2250): IBUS-WARNING **: 10:46:08.382: google-chrome has no capability of surrounding-text feature</text:p>
      <text:p text:style-name="Standard"/>
      <text:p text:style-name="Standard">(google-chrome:2250): IBUS-WARNING **: 10:46:08.694: google-chrome has no capability of surrounding-text feature</text:p>
      <text:p text:style-name="Standard"/>
      <text:p text:style-name="Standard">(google-chrome:2250): IBUS-WARNING **: 10:46:08.758: google-chrome has no capability of surrounding-text feature</text:p>
      <text:p text:style-name="Standard"/>
      <text:p text:style-name="Standard">(google-chrome:2250): IBUS-WARNING **: 10:46:08.837: google-chrome has no capability of surrounding-text feature</text:p>
      <text:p text:style-name="Standard"/>
      <text:p text:style-name="Standard">(google-chrome:2250): IBUS-WARNING **: 10:46:09.022: google-chrome has no capability of surrounding-text feature</text:p>
      <text:p text:style-name="Standard"/>
      <text:p text:style-name="Standard">(google-chrome:2250): IBUS-WARNING **: 10:46:09.118: google-chrome has no capability of surrounding-text feature</text:p>
      <text:p text:style-name="Standard"/>
      <text:p text:style-name="Standard"><text:soft-page-break/>(google-chrome:2250): IBUS-WARNING **: 10:46:09.190: google-chrome has no capability of surrounding-text feature</text:p>
      <text:p text:style-name="Standard"/>
      <text:p text:style-name="Standard">(google-chrome:2250): IBUS-WARNING **: 10:46:09.270: google-chrome has no capability of surrounding-text feature</text:p>
      <text:p text:style-name="Standard"/>
      <text:p text:style-name="Standard">(google-chrome:2250): IBUS-WARNING **: 10:46:09.334: google-chrome has no capability of surrounding-text feature</text:p>
      <text:p text:style-name="Standard"/>
      <text:p text:style-name="Standard">(google-chrome:2250): IBUS-WARNING **: 10:46:09.477: google-chrome has no capability of surrounding-text feature</text:p>
      <text:p text:style-name="Standard"/>
      <text:p text:style-name="Standard">(google-chrome:2250): IBUS-WARNING **: 10:46:09.480: google-chrome has no capability of surrounding-text feature</text:p>
      <text:p text:style-name="Standard"/>
      <text:p text:style-name="Standard">(google-chrome:2250): IBUS-WARNING **: 10:46:09.565: google-chrome has no capability of surrounding-text feature</text:p>
      <text:p text:style-name="Standard"/>
      <text:p text:style-name="Standard">(google-chrome:2250): IBUS-WARNING **: 10:46:09.566: google-chrome has no capability of surrounding-text feature</text:p>
      <text:p text:style-name="Standard"/>
      <text:p text:style-name="Standard">(google-chrome:2250): IBUS-WARNING **: 10:46:09.568: google-chrome has no capability of surrounding-text feature</text:p>
      <text:p text:style-name="Standard"/>
      <text:p text:style-name="Standard">(google-chrome:2250): IBUS-WARNING **: 10:46:09.711: google-chrome has no capability of surrounding-text feature</text:p>
      <text:p text:style-name="Standard"/>
      <text:p text:style-name="Standard">(google-chrome:2250): IBUS-WARNING **: 10:46:09.848: google-chrome has no capability of surrounding-text feature</text:p>
      <text:p text:style-name="Standard"/>
      <text:p text:style-name="Standard">(google-chrome:2250): IBUS-WARNING **: 10:46:09.850: google-chrome has no capability of surrounding-text feature</text:p>
      <text:p text:style-name="Standard"/>
      <text:p text:style-name="Standard">(google-chrome:2250): IBUS-WARNING **: 10:46:09.974: google-chrome has no capability of surrounding-text feature</text:p>
      <text:p text:style-name="Standard"/>
      <text:p text:style-name="Standard">(google-chrome:2250): IBUS-WARNING **: 10:46:10.253: google-chrome has no capability of surrounding-text feature</text:p>
      <text:p text:style-name="Standard"/>
      <text:p text:style-name="Standard">(google-chrome:2250): IBUS-WARNING **: 10:46:10.318: google-chrome has no capability of surrounding-text feature</text:p>
      <text:p text:style-name="Standard"/>
      <text:p text:style-name="Standard">(google-chrome:2250): IBUS-WARNING **: 10:46:10.406: google-chrome has no capability of surrounding-text feature</text:p>
      <text:p text:style-name="Standard"/>
      <text:p text:style-name="Standard">(google-chrome:2250): IBUS-WARNING **: 10:46:10.478: google-chrome has no capability of surrounding-text feature</text:p>
      <text:p text:style-name="Standard"/>
      <text:p text:style-name="Standard">(google-chrome:2250): IBUS-WARNING **: 10:46:10.557: google-chrome has no capability of surrounding-text feature</text:p>
      <text:p text:style-name="Standard"/>
      <text:p text:style-name="Standard"><text:soft-page-break/>(google-chrome:2250): IBUS-WARNING **: 10:46:10.678: google-chrome has no capability of surrounding-text feature</text:p>
      <text:p text:style-name="Standard"/>
      <text:p text:style-name="Standard">(google-chrome:2250): IBUS-WARNING **: 10:46:10.750: google-chrome has no capability of surrounding-text feature</text:p>
      <text:p text:style-name="Standard"/>
      <text:p text:style-name="Standard">(google-chrome:2250): IBUS-WARNING **: 10:46:10.919: google-chrome has no capability of surrounding-text feature</text:p>
      <text:p text:style-name="Standard"/>
      <text:p text:style-name="Standard">(google-chrome:2250): IBUS-WARNING **: 10:46:11.109: google-chrome has no capability of surrounding-text feature</text:p>
      <text:p text:style-name="Standard"/>
      <text:p text:style-name="Standard">(google-chrome:2250): IBUS-WARNING **: 10:46:11.112: google-chrome has no capability of surrounding-text feature</text:p>
      <text:p text:style-name="Standard"/>
      <text:p text:style-name="Standard">(google-chrome:2250): IBUS-WARNING **: 10:46:11.206: google-chrome has no capability of surrounding-text feature</text:p>
      <text:p text:style-name="Standard"/>
      <text:p text:style-name="Standard">(google-chrome:2250): IBUS-WARNING **: 10:46:11.238: google-chrome has no capability of surrounding-text feature</text:p>
      <text:p text:style-name="Standard"/>
      <text:p text:style-name="Standard">(google-chrome:2250): IBUS-WARNING **: 10:46:11.242: google-chrome has no capability of surrounding-text feature</text:p>
      <text:p text:style-name="Standard"/>
      <text:p text:style-name="Standard">(google-chrome:2250): IBUS-WARNING **: 10:46:11.374: google-chrome has no capability of surrounding-text feature</text:p>
      <text:p text:style-name="Standard"/>
      <text:p text:style-name="Standard">(google-chrome:2250): IBUS-WARNING **: 10:46:11.398: google-chrome has no capability of surrounding-text feature</text:p>
      <text:p text:style-name="Standard"/>
      <text:p text:style-name="Standard">(google-chrome:2250): IBUS-WARNING **: 10:46:11.401: google-chrome has no capability of surrounding-text feature</text:p>
      <text:p text:style-name="Standard"/>
      <text:p text:style-name="Standard">(google-chrome:2250): IBUS-WARNING **: 10:46:11.489: google-chrome has no capability of surrounding-text feature</text:p>
      <text:p text:style-name="Standard"/>
      <text:p text:style-name="Standard">(google-chrome:2250): IBUS-WARNING **: 10:46:11.541: google-chrome has no capability of surrounding-text feature</text:p>
      <text:p text:style-name="Standard"/>
      <text:p text:style-name="Standard">(google-chrome:2250): IBUS-WARNING **: 10:46:11.545: google-chrome has no capability of surrounding-text feature</text:p>
      <text:p text:style-name="Standard"/>
      <text:p text:style-name="Standard">(google-chrome:2250): IBUS-WARNING **: 10:46:11.686: google-chrome has no capability of surrounding-text feature</text:p>
      <text:p text:style-name="Standard"/>
      <text:p text:style-name="Standard">(google-chrome:2250): IBUS-WARNING **: 10:46:12.325: google-chrome has no capability of surrounding-text feature</text:p>
      <text:p text:style-name="Standard"/>
      <text:p text:style-name="Standard">(google-chrome:2250): IBUS-WARNING **: 10:46:12.416: google-chrome has no capability of surrounding-text feature</text:p>
      <text:p text:style-name="Standard"/>
      <text:p text:style-name="Standard"><text:soft-page-break/>(google-chrome:2250): IBUS-WARNING **: 10:46:12.468: google-chrome has no capability of surrounding-text feature</text:p>
      <text:p text:style-name="Standard"/>
      <text:p text:style-name="Standard">(google-chrome:2250): IBUS-WARNING **: 10:46:20.419: google-chrome has no capability of surrounding-text feature</text:p>
      <text:p text:style-name="Standard"/>
      <text:p text:style-name="Standard">(google-chrome:2250): IBUS-WARNING **: 10:46:29.432: google-chrome has no capability of surrounding-text feature</text:p>
      <text:p text:style-name="Standard"/>
      <text:p text:style-name="Standard">(google-chrome:2250): IBUS-WARNING **: 10:46:29.435: google-chrome has no capability of surrounding-text feature</text:p>
      <text:p text:style-name="Standard"/>
      <text:p text:style-name="Standard">(google-chrome:2250): IBUS-WARNING **: 10:46:29.471: google-chrome has no capability of surrounding-text feature</text:p>
      <text:p text:style-name="Standard"/>
      <text:p text:style-name="Standard">(google-chrome:2250): IBUS-WARNING **: 10:46:29.486: google-chrome has no capability of surrounding-text feature</text:p>
      <text:p text:style-name="Standard">root@seokholee-virtual-machine:~/다운로드# [0516/104629.671139:ERROR:nacl_helper_linux.cc(355)] NaCl helper process running without a sandbox!</text:p>
      <text:p text:style-name="Standard">Most likely you need to configure your SUID sandbox correctly</text:p>
      <text:p text:style-name="Standard">google-chrome</text:p>
      <text:p text:style-name="Standard">[0516/105111.982374:ERROR:file_io_posix.cc(144)] open /sys/devices/system/cpu/cpu0/cpufreq/scaling_cur_freq: No such file or directory (2)</text:p>
      <text:p text:style-name="Standard">[0516/105111.982454:ERROR:file_io_posix.cc(144)] open /sys/devices/system/cpu/cpu0/cpufreq/scaling_max_freq: No such file or directory (2)</text:p>
      <text:p text:style-name="Standard">[0516/105111.987592:ERROR:directory_reader_posix.cc(42)] opendir /root/.config/google-chrome/Crash Reports/attachments/00054e1c-4c84-40c2-89b2-9800da1961c2: No such file or directory (2)</text:p>
      <text:p text:style-name="Standard">[3328:3328:0516/105112.012379:ERROR:gpu_process_host.cc(953)] GPU process exited unexpectedly: exit_code=512</text:p>
      <text:p text:style-name="Standard">[3534:3534:0516/105112.015946:ERROR:command_buffer_proxy_impl.cc(128)] ContextResult::kTransientFailure: Failed to send GpuControl.CreateCommandBuffer.</text:p>
      <text:p text:style-name="Standard">^Z <text:s text:c="15"/></text:p>
      <text:p text:style-name="Standard">[1]+ <text:s/>Stopped <text:s text:c="16"/>google-chrome</text:p>
      <text:p text:style-name="Standard">root@seokholee-virtual-machine:~/다운로드# google-chrome</text:p>
      <text:p text:style-name="Standard">[3922:3935:0516/105615.124475:ERROR:command_buffer_proxy_impl.cc(128)] ContextResult::kTransientFailure: Failed to send GpuControl.CreateCommandBuffer.</text:p>
      <text:p text:style-name="Standard">ure</text:p>
      <text:p text:style-name="Standard"><text:s/></text:p>
      <text:p text:style-name="Standard"/>
      <text:p text:style-name="Standard">do^[[24~i^[[24~^[[24~^[[24~\d^X\</text:p>
      <text:p text:style-name="Standard">ure <text:s/></text:p>
      <text:p text:style-name="Standard">[1]+ <text:s/>Killed <text:s text:c="17"/>google-chrome</text:p>
      <text:p text:style-name="Standard">root@seokholee-virtual-machine:~/다운로드# ure</text:p>
      <text:p text:style-name="Standard">[0516/111106.134973:ERROR:nacl_helper_linux.cc(355)] NaCl helper process running without a sandbox!</text:p>
      <text:p text:style-name="Standard">Most likely you need to configure your SUID sandbox correctly</text:p>
      <text:p text:style-name="Standard">Command 'ure' not found, did you mean:</text:p>
      <text:p text:style-name="Standard"><text:s text:c="2"/>command 'urh' from snap urh (2.9.3)</text:p>
      <text:p text:style-name="Standard"><text:s text:c="2"/>command 'rue' from snap darkdimension-rue (0.3.0)</text:p>
      <text:p text:style-name="Standard">See 'snap info &lt;snapname&gt;' for additional versions.</text:p>
      <text:p text:style-name="Standard"><text:soft-page-break/>root@seokholee-virtual-machine:~/다운로드# </text:p>
      <text:p text:style-name="Standard">root@seokholee-virtual-machine:~/다운로드# </text:p>
      <text:p text:style-name="Standard">root@seokholee-virtual-machine:~/다운로드# do~i~~~\d</text:p>
      <text:p text:style-name="Standard">do~i~~~d: command not found</text:p>
      <text:p text:style-name="Standard">root@seokholee-virtual-machine:~/다운로드# ure</text:p>
      <text:p text:style-name="Standard">Command 'ure' not found, did you mean:</text:p>
      <text:p text:style-name="Standard"><text:s text:c="2"/>command 'urh' from snap urh (2.9.3)</text:p>
      <text:p text:style-name="Standard"><text:s text:c="2"/>command 'rue' from snap darkdimension-rue (0.3.0)</text:p>
      <text:p text:style-name="Standard">See 'snap info &lt;snapname&gt;' for additional versions.</text:p>
      <text:p text:style-name="Standard">root@seokholee-virtual-machine:~/다운로드# google-chrome</text:p>
      <text:p text:style-name="Standard">[4215:4230:0516/111203.399195:ERROR:command_buffer_proxy_impl.cc(128)] ContextResult::kTransientFailure: Failed to send GpuControl.CreateCommandBuffer.</text:p>
      <text:p text:style-name="Standard">[libprotobuf ERROR ../../third_party/protobuf/src/google/protobuf/message_lite.cc:133] Can't parse message of type "safe_browsing.ClientDownloadRequest" because it is missing required fields: (cannot determine missing fields for lite message)</text:p>
      <text:p text:style-name="Standard">'mc_4.8.28-1_amd64.deb'</text:p>
      <text:p text:style-name="Standard"/>
      <text:p text:style-name="Standard">[0516/111720.316222:ERROR:nacl_helper_linux.cc(355)] NaCl helper process running without a sandbox!</text:p>
      <text:p text:style-name="Standard">Most likely you need to configure your SUID sandbox correctly</text:p>
      <text:p text:style-name="Standard">root@seokholee-virtual-machine:~/다운로드# 'mc_4.8.28-1_amd64.deb'</text:p>
      <text:p text:style-name="Standard">mc_4.8.28-1_amd64.deb: command not found</text:p>
      <text:p text:style-name="Standard">root@seokholee-virtual-machine:~/다운로드# </text:p>
      <text:p text:style-name="Standard">root@seokholee-virtual-machine:~/다운로드# wget http://archive.ubuntu.com/ubuntu/pool/universe/m/mc/mc_4.8.28-1_amd64.deb</text:p>
      <text:p text:style-name="Standard">--2023-05-16 11:18:36-- <text:s/>http://archive.ubuntu.com/ubuntu/pool/universe/m/mc/mc_4.8.28-1_amd64.deb</text:p>
      <text:p text:style-name="Standard">Resolving archive.ubuntu.com (archive.ubuntu.com)... 91.189.91.39, 185.125.190.39, 185.125.190.36, ...</text:p>
      <text:p text:style-name="Standard">Connecting to archive.ubuntu.com (archive.ubuntu.com)|91.189.91.39|:80... connected.</text:p>
      <text:p text:style-name="Standard">HTTP request sent, awaiting response... 200 OK</text:p>
      <text:p text:style-name="Standard">Length: 540062 (527K) [application/x-debian-package]</text:p>
      <text:p text:style-name="Standard">Saving to: ‘mc_4.8.28-1_amd64.deb.1’</text:p>
      <text:p text:style-name="Standard"/>
      <text:p text:style-name="Standard">mc_4.8.28-1_amd64.d 100%[===================&gt;] 527.40K <text:s text:c="2"/>326KB/s <text:s text:c="3"/>in 1.6s <text:s text:c="3"/></text:p>
      <text:p text:style-name="Standard"/>
      <text:p text:style-name="Standard">2023-05-16 11:18:39 (326 KB/s) - ‘mc_4.8.28-1_amd64.deb.1’ saved [540062/540062]</text:p>
      <text:p text:style-name="Standard"/>
      <text:p text:style-name="Standard">root@seokholee-virtual-machine:~/다운로드# wget http://archive.ubuntu.com/ubuntu/pool/universe/n/ncftp_3.2.6-1_amd64.deb</text:p>
      <text:p text:style-name="Standard">--2023-05-16 11:19:27-- <text:s/>http://archive.ubuntu.com/ubuntu/pool/universe/n/ncftp_3.2.6-1_amd64.deb</text:p>
      <text:p text:style-name="Standard">Resolving archive.ubuntu.com (archive.ubuntu.com)... 91.189.91.38, 185.125.190.36, 91.189.91.39, ...</text:p>
      <text:p text:style-name="Standard">Connecting to archive.ubuntu.com (archive.ubuntu.com)|91.189.91.38|:80... connected.</text:p>
      <text:p text:style-name="Standard">HTTP request sent, awaiting response... 404 Not Found</text:p>
      <text:p text:style-name="Standard">2023-05-16 11:19:28 ERROR 404: Not Found.</text:p>
      <text:p text:style-name="Standard"/>
      <text:p text:style-name="Standard">root@seokholee-virtual-machine:~/다운로드# wget http://archive.ubuntu.com/ubuntu/pool/universe/n/ncftp_3.2.6-1_amd64.deb</text:p>
      <text:p text:style-name="Standard"><text:soft-page-break/>--2023-05-16 11:20:19-- <text:s/>http://archive.ubuntu.com/ubuntu/pool/universe/n/ncftp_3.2.6-1_amd64.deb</text:p>
      <text:p text:style-name="Standard">Resolving archive.ubuntu.com (archive.ubuntu.com)... 185.125.190.39, 91.189.91.39, 91.189.91.38, ...</text:p>
      <text:p text:style-name="Standard">Connecting to archive.ubuntu.com (archive.ubuntu.com)|185.125.190.39|:80... connected.</text:p>
      <text:p text:style-name="Standard">HTTP request sent, awaiting response... 404 Not Found</text:p>
      <text:p text:style-name="Standard">2023-05-16 11:20:20 ERROR 404: Not Found.</text:p>
      <text:p text:style-name="Standard"/>
      <text:p text:style-name="Standard">root@seokholee-virtual-machine:~/다운로드# wget http://archive.ubuntu.com/ubuntu/pool/universe/n/ncftp/ncftp_3.2.6-1_amd64.deb</text:p>
      <text:p text:style-name="Standard">--2023-05-16 11:20:55-- <text:s/>http://archive.ubuntu.com/ubuntu/pool/universe/n/ncftp/ncftp_3.2.6-1_amd64.deb</text:p>
      <text:p text:style-name="Standard">Resolving archive.ubuntu.com (archive.ubuntu.com)... 91.189.91.39, 185.125.190.39, 91.189.91.38, ...</text:p>
      <text:p text:style-name="Standard">Connecting to archive.ubuntu.com (archive.ubuntu.com)|91.189.91.39|:80... connected.</text:p>
      <text:p text:style-name="Standard">HTTP request sent, awaiting response... 200 OK</text:p>
      <text:p text:style-name="Standard">Length: 338438 (331K) [application/x-debian-package]</text:p>
      <text:p text:style-name="Standard">Saving to: ‘ncftp_3.2.6-1_amd64.deb’</text:p>
      <text:p text:style-name="Standard"/>
      <text:p text:style-name="Standard">ncftp_3.2.6-1_amd64.deb 100%[=============================&gt;] 330.51K <text:s text:c="2"/>224KB/s <text:s text:c="3"/>in 1.5s <text:s text:c="3"/></text:p>
      <text:p text:style-name="Standard"/>
      <text:p text:style-name="Standard">2023-05-16 11:20:57 (224 KB/s) - ‘ncftp_3.2.6-1_amd64.deb’ saved [338438/338438]</text:p>
      <text:p text:style-name="Standard"/>
      <text:p text:style-name="Standard">root@seokholee-virtual-machine:~/다운로드# dpkg -i ncftp_3.2.6-1_amd64.deb</text:p>
      <text:p text:style-name="Standard">Selecting previously unselected package ncftp.</text:p>
      <text:p text:style-name="Standard">(데이터베이스 읽는중 ...현재 161536개의 파일과 디렉터리가 설치되어 있습니다.)</text:p>
      <text:p text:style-name="Standard">Preparing to unpack ncftp_3.2.6-1_amd64.deb ...</text:p>
      <text:p text:style-name="Standard">Unpacking ncftp (2:3.2.6-1) ...</text:p>
      <text:p text:style-name="Standard">ncftp (2:3.2.6-1) 설정하는 중입니다 ...</text:p>
      <text:p text:style-name="Standard">update-alternatives: using /usr/bin/ncftp3 to provide /usr/bin/ncftp (ncftp) in auto mode</text:p>
      <text:p text:style-name="Standard">Processing triggers for man-db (2.10.2-1) ...</text:p>
      <text:p text:style-name="Standard">root@seokholee-virtual-machine:~/다운로드# dpkg -i ncftp</text:p>
      <text:p text:style-name="Standard">dpkg: 오류: cannot access archive 'ncftp': No such file or directory</text:p>
      <text:p text:style-name="Standard">root@seokholee-virtual-machine:~/다운로드# dpkg -l ncftp</text:p>
      <text:p text:style-name="Standard">희망상태=알수없음(U)/설치(I)/지우기(R)/깨끗이(P)/고정(H)</text:p>
      <text:p text:style-name="Standard">| 상태=아님(N)/설치(I)/설정(C)/풀림(U)/절반설정(F)/일부설치(H)/트리거대기(W)/</text:p>
      <text:p text:style-name="Standard">| / <text:s text:c="3"/>트리거밀림(T)</text:p>
      <text:p text:style-name="Standard">|/ 오류?=(없음)/다시설치필요(R) (상태, 오류가 대문자=불량)</text:p>
      <text:p text:style-name="Standard">||/ 이름 <text:s text:c="10"/>버전 <text:s text:c="8"/>Architecture 설명</text:p>
      <text:p text:style-name="Standard">+++-==============-============-============-==========================================</text:p>
      <text:p text:style-name="Standard">ii <text:s/>ncftp <text:s text:c="9"/>2:3.2.6-1 <text:s text:c="3"/>amd64 <text:s text:c="7"/>User-friendly and well-featured FTP client</text:p>
      <text:p text:style-name="Standard">root@seokholee-virtual-machine:~/다운로드# ncftp</text:p>
      <text:p text:style-name="Standard">NcFTP 3.2.6 (Dec 04, 2016) by Mike Gleason (http://www.NcFTP.com/contact/).</text:p>
      <text:p text:style-name="Standard"/>
      <text:p text:style-name="Standard">Copyright (c) 1992-2016 by Mike Gleason.</text:p>
      <text:p text:style-name="Standard">All rights reserved.</text:p>
      <text:p text:style-name="Standard"/>
      <text:p text:style-name="Standard">ncftp&gt; open ftp.ubuntu.com</text:p>
      <text:p text:style-name="Standard">Connecting to 185.125.190.36... <text:s text:c="62"/></text:p>
      <text:p text:style-name="Standard"><text:soft-page-break/>FTP server (vsftpd)</text:p>
      <text:p text:style-name="Standard">Logging in... <text:s text:c="80"/></text:p>
      <text:p text:style-name="Standard">Login successful.</text:p>
      <text:p text:style-name="Standard">Logged in to ftp.ubuntu.com. <text:s text:c="65"/></text:p>
      <text:p text:style-name="Standard">ncftp / &gt; ls</text:p>
      <text:p text:style-name="Standard">cdimage/ <text:s text:c="14"/>lxc-images/ <text:s text:c="11"/>releases/ <text:s text:c="13"/>ubuntu-cloud-archive/</text:p>
      <text:p text:style-name="Standard">cloud-images/ <text:s text:c="9"/>maas-images/ <text:s text:c="10"/>simple-streams/ <text:s text:c="7"/>ubuntu-ports/</text:p>
      <text:p text:style-name="Standard">extras/ <text:s text:c="15"/>old-images/ <text:s text:c="11"/>ubuntu/</text:p>
      <text:p text:style-name="Standard">ncftp / &gt; cd ubuntu</text:p>
      <text:p text:style-name="Standard">Directory successfully changed.</text:p>
      <text:p text:style-name="Standard">ncftp /ubuntu &gt; ls</text:p>
      <text:p text:style-name="Standard">dists/ <text:s text:c="4"/>indices/ <text:s text:c="2"/>ls-lR.gz <text:s text:c="2"/>pool/ <text:s text:c="5"/>project/ <text:s text:c="2"/>ubuntu@</text:p>
      <text:p text:style-name="Standard">ncftp /ubuntu &gt; cd pool</text:p>
      <text:p text:style-name="Standard">Directory successfully changed.</text:p>
      <text:p text:style-name="Standard">ncftp /ubuntu/pool &gt; ls</text:p>
      <text:p text:style-name="Standard">main/ <text:s text:c="7"/>multiverse/ <text:s/>restricted/ <text:s/>universe/</text:p>
      <text:p text:style-name="Standard">ncftp /ubuntu/pool &gt; cd universe</text:p>
      <text:p text:style-name="Standard">Directory successfully changed.</text:p>
      <text:p text:style-name="Standard">ncftp /ubuntu/pool/universe &gt; ls</text:p>
      <text:p text:style-name="Standard">0/ <text:s text:c="4"/>7/ <text:s text:c="4"/>d/ <text:s text:c="4"/>i/ <text:s text:c="4"/>lib3/ <text:s/>libe/ <text:s/>libj/ <text:s/>libo/ <text:s/>libt/ <text:s/>liby/ <text:s/>p/ <text:s text:c="4"/>u/ <text:s text:c="4"/>z/</text:p>
      <text:p text:style-name="Standard">2/ <text:s text:c="4"/>9/ <text:s text:c="4"/>e/ <text:s text:c="4"/>j/ <text:s text:c="4"/>liba/ <text:s/>libf/ <text:s/>libk/ <text:s/>libp/ <text:s/>libu/ <text:s/>libz/ <text:s/>q/ <text:s text:c="4"/>v/</text:p>
      <text:p text:style-name="Standard">3/ <text:s text:c="4"/>a/ <text:s text:c="4"/>f/ <text:s text:c="4"/>k/ <text:s text:c="4"/>libb/ <text:s/>libg/ <text:s/>libl/ <text:s/>libq/ <text:s/>libv/ <text:s/>m/ <text:s text:c="4"/>r/ <text:s text:c="4"/>w/</text:p>
      <text:p text:style-name="Standard">4/ <text:s text:c="4"/>b/ <text:s text:c="4"/>g/ <text:s text:c="4"/>l/ <text:s text:c="4"/>libc/ <text:s/>libh/ <text:s/>libm/ <text:s/>libr/ <text:s/>libw/ <text:s/>n/ <text:s text:c="4"/>s/ <text:s text:c="4"/>x/</text:p>
      <text:p text:style-name="Standard">6/ <text:s text:c="4"/>c/ <text:s text:c="4"/>h/ <text:s text:c="4"/>lib2/ <text:s/>libd/ <text:s/>libi/ <text:s/>libn/ <text:s/>libs/ <text:s/>libx/ <text:s/>o/ <text:s text:c="4"/>t/ <text:s text:c="4"/>y/</text:p>
      <text:p text:style-name="Standard">ncftp /ubuntu/pool/universe &gt; cd ncftp</text:p>
      <text:p text:style-name="Standard">Could not chdir to ncftp: server said: Failed to change directory.</text:p>
      <text:p text:style-name="Standard">ncftp /ubuntu/pool/universe &gt; ls</text:p>
      <text:p text:style-name="Standard">0/ <text:s text:c="4"/>7/ <text:s text:c="4"/>d/ <text:s text:c="4"/>i/ <text:s text:c="4"/>lib3/ <text:s/>libe/ <text:s/>libj/ <text:s/>libo/ <text:s/>libt/ <text:s/>liby/ <text:s/>p/ <text:s text:c="4"/>u/ <text:s text:c="4"/>z/</text:p>
      <text:p text:style-name="Standard">2/ <text:s text:c="4"/>9/ <text:s text:c="4"/>e/ <text:s text:c="4"/>j/ <text:s text:c="4"/>liba/ <text:s/>libf/ <text:s/>libk/ <text:s/>libp/ <text:s/>libu/ <text:s/>libz/ <text:s/>q/ <text:s text:c="4"/>v/</text:p>
      <text:p text:style-name="Standard">3/ <text:s text:c="4"/>a/ <text:s text:c="4"/>f/ <text:s text:c="4"/>k/ <text:s text:c="4"/>libb/ <text:s/>libg/ <text:s/>libl/ <text:s/>libq/ <text:s/>libv/ <text:s/>m/ <text:s text:c="4"/>r/ <text:s text:c="4"/>w/</text:p>
      <text:p text:style-name="Standard">4/ <text:s text:c="4"/>b/ <text:s text:c="4"/>g/ <text:s text:c="4"/>l/ <text:s text:c="4"/>libc/ <text:s/>libh/ <text:s/>libm/ <text:s/>libr/ <text:s/>libw/ <text:s/>n/ <text:s text:c="4"/>s/ <text:s text:c="4"/>x/</text:p>
      <text:p text:style-name="Standard">6/ <text:s text:c="4"/>c/ <text:s text:c="4"/>h/ <text:s text:c="4"/>lib2/ <text:s/>libd/ <text:s/>libi/ <text:s/>libn/ <text:s/>libs/ <text:s/>libx/ <text:s/>o/ <text:s text:c="4"/>t/ <text:s text:c="4"/>y/</text:p>
      <text:p text:style-name="Standard">ncftp /ubuntu/pool/universe &gt; cd ncftp</text:p>
      <text:p text:style-name="Standard">Could not chdir to ncftp: server said: Failed to change directory.</text:p>
      <text:p text:style-name="Standard">ncftp /ubuntu/pool/universe &gt; exit</text:p>
      <text:p text:style-name="Standard">root@seokholee-virtual-machine:~/다운로드# fuclk</text:p>
      <text:p text:style-name="Standard">fuclk: command not found</text:p>
      <text:p text:style-name="Standard">root@seokholee-virtual-machine:~/다운로드# </text:p>
      <text:p text:style-name="Standard">root@seokholee-virtual-machine:~/다운로드# dpkg -r ncftp</text:p>
      <text:p text:style-name="Standard">(데이터베이스 읽는중 ...현재 161556개의 파일과 디렉터리가 설치되어 있습니다.)</text:p>
      <text:p text:style-name="Standard">Removing ncftp (2:3.2.6-1) ...</text:p>
      <text:p text:style-name="Standard">Processing triggers for man-db (2.10.2-1) ...</text:p>
      <text:p text:style-name="Standard">root@seokholee-virtual-machine:~/다운로드# dpkg -i mc_4.8.28-1_amd64.deb</text:p>
      <text:p text:style-name="Standard">Selecting previously unselected package mc.</text:p>
      <text:p text:style-name="Standard">(데이터베이스 읽는중 ...현재 161536개의 파일과 디렉터리가 설치되어 있습니다.)</text:p>
      <text:p text:style-name="Standard">Preparing to unpack mc_4.8.28-1_amd64.deb ...</text:p>
      <text:p text:style-name="Standard">Unpacking mc (3:4.8.28-1) ...</text:p>
      <text:p text:style-name="Standard">dpkg: dependency problems prevent configuration of mc:</text:p>
      <text:p text:style-name="Standard"><text:s/>mc 패키지는 다음 패키지에 의존: libssh2-1 (&gt;= 1.2.8): 하지만:</text:p>
      <text:p text:style-name="Standard"><text:s text:c="2"/>libssh2-1 패키지는 설치하지 않았습니다.</text:p>
      <text:p text:style-name="Standard"><text:s/>mc 패키지는 다음 패키지에 의존: mc-data (= 3:4.8.28-1): 하지만:</text:p>
      <text:p text:style-name="Standard"><text:soft-page-break/><text:s text:c="2"/>mc-data 패키지는 설치하지 않았습니다.</text:p>
      <text:p text:style-name="Standard"/>
      <text:p text:style-name="Standard">dpkg: error processing package mc (--install):</text:p>
      <text:p text:style-name="Standard"><text:s/>의존성 문제 - 설정하지 않고 남겨둠</text:p>
      <text:p text:style-name="Standard">Processing triggers for mailcap (3.70+nmu1ubuntu1) ...</text:p>
      <text:p text:style-name="Standard">Processing triggers for gnome-menus (3.36.0-1ubuntu3) ...</text:p>
      <text:p text:style-name="Standard">Processing triggers for desktop-file-utils (0.26-1ubuntu3) ...</text:p>
      <text:p text:style-name="Standard">처리하는데 오류가 발생했습니다:</text:p>
      <text:p text:style-name="Standard"><text:s/>mc</text:p>
      <text:p text:style-name="Standard">root@seokholee-virtual-machine:~/다운로드#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KR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KR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0:52:43.650892858</meta:creation-date>
    <dc:date>2023-05-16T11:40:20.938745647</dc:date>
    <meta:editing-duration>PT47M3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3" meta:paragraph-count="349" meta:word-count="3161" meta:character-count="26536" meta:non-whitespace-character-count="23548"/>
  </office:meta>
</office:document-meta>
</file>